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780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063in" svg:y="0.2067in">
            <draw:object draw:notify-on-update-of-ranges="Sheet1.C3:Sheet1.C16 Sheet1.A3:Sheet1.A16 Sheet1.A1:Sheet1.A1 Sheet1.C3:Sheet1.C16 Sheet1.A21:Sheet1.A34 Sheet1.A19:Sheet1.A19 Sheet1.C21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394in" svg:x="3.5307in" svg:y="3.7169in">
            <draw:object draw:notify-on-update-of-ranges="Sheet1.M3:Sheet1.M18 Sheet1.M1:Sheet1.M1 Sheet1.O3:Sheet1.O18 Sheet1.M21:Sheet1.M37 Sheet1.M19:Sheet1.M19 Sheet1.O21:Sheet1.O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MIL100_H2</text:p>
          </table:table-cell>
          <table:table-cell table:number-columns-repeated="11"/>
          <table:table-cell office:value-type="string" calcext:value-type="string">
            <text:p>MIL100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  <table:table-cell table:number-columns-repeated="9"/>
          <table:table-cell office:value-type="string" calcext:value-type="string">
            <text:p>IDX A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6860.3625468659" calcext:value-type="float">
            <text:p>-6860.3625468659</text:p>
          </table:table-cell>
          <table:table-cell table:formula="of:=[.B3]-[.$B$17]" office:value-type="float" office:value="0.00583823277975171" calcext:value-type="float">
            <text:p>0.0058382327797517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-6860.39093219022" calcext:value-type="float">
            <text:p>-6860.39093219022</text:p>
          </table:table-cell>
          <table:table-cell table:formula="of:=[.N3]-[.$N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 office:value-type="float" office:value="-6860.37224431288" calcext:value-type="float">
            <text:p>-6860.37224431288</text:p>
          </table:table-cell>
          <table:table-cell table:formula="of:=[.B4]-[.$B$17]" office:value-type="float" office:value="-0.00385921420001978" calcext:value-type="float">
            <text:p>-0.0038592142000197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-6860.38656093756" calcext:value-type="float">
            <text:p>-6860.38656093756</text:p>
          </table:table-cell>
          <table:table-cell table:formula="of:=[.N4]-[.$N$3]" office:value-type="float" office:value="0.00437125266034855" calcext:value-type="float">
            <text:p>0.0043712526603485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6860.38430462114" calcext:value-type="float">
            <text:p>-6860.38430462114</text:p>
          </table:table-cell>
          <table:table-cell table:formula="of:=[.B5]-[.$B$17]" office:value-type="float" office:value="-0.015919522459626" calcext:value-type="float">
            <text:p>-0.015919522459626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-6860.37294752211" calcext:value-type="float">
            <text:p>-6860.37294752211</text:p>
          </table:table-cell>
          <table:table-cell table:formula="of:=[.N5]-[.$N$3]" office:value-type="float" office:value="0.01798466811033" calcext:value-type="float">
            <text:p>0.017984668110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860.38981554082" calcext:value-type="float">
            <text:p>-6860.38981554082</text:p>
          </table:table-cell>
          <table:table-cell table:formula="of:=[.B6]-[.$B$17]" office:value-type="float" office:value="-0.0214304421397173" calcext:value-type="float">
            <text:p>-0.021430442139717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-6860.34790059026" calcext:value-type="float">
            <text:p>-6860.34790059026</text:p>
          </table:table-cell>
          <table:table-cell table:formula="of:=[.N6]-[.$N$3]" office:value-type="float" office:value="0.0430315999601589" calcext:value-type="float">
            <text:p>0.043031599960158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6860.39146321026" calcext:value-type="float">
            <text:p>-6860.39146321026</text:p>
          </table:table-cell>
          <table:table-cell table:formula="of:=[.B7]-[.$B$17]" office:value-type="float" office:value="-0.0230781115797072" calcext:value-type="float">
            <text:p>-0.023078111579707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6860.30644892988" calcext:value-type="float">
            <text:p>-6860.30644892988</text:p>
          </table:table-cell>
          <table:table-cell table:formula="of:=[.N7]-[.$N$3]" office:value-type="float" office:value="0.0844832603397663" calcext:value-type="float">
            <text:p>0.084483260339766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860.39093219022" calcext:value-type="float">
            <text:p>-6860.39093219022</text:p>
          </table:table-cell>
          <table:table-cell table:formula="of:=[.B8]-[.$B$17]" office:value-type="float" office:value="-0.0225470915402184" calcext:value-type="float">
            <text:p>-0.022547091540218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-6860.24736697294" calcext:value-type="float">
            <text:p>-6860.24736697294</text:p>
          </table:table-cell>
          <table:table-cell table:formula="of:=[.N8]-[.$N$3]" office:value-type="float" office:value="0.143565217280411" calcext:value-type="float">
            <text:p>0.1435652172804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860.38924804762" calcext:value-type="float">
            <text:p>-6860.38924804762</text:p>
          </table:table-cell>
          <table:table-cell table:formula="of:=[.B9]-[.$B$17]" office:value-type="float" office:value="-0.0208629489397936" calcext:value-type="float">
            <text:p>-0.020862948939793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-6860.37686591317" calcext:value-type="float">
            <text:p>-6860.37686591317</text:p>
          </table:table-cell>
          <table:table-cell table:formula="of:=[.N9]-[.$N$3]" office:value-type="float" office:value="0.0140662770500057" calcext:value-type="float">
            <text:p>0.0140662770500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60.38703020085" calcext:value-type="float">
            <text:p>-6860.38703020085</text:p>
          </table:table-cell>
          <table:table-cell table:formula="of:=[.B10]-[.$B$17]" office:value-type="float" office:value="-0.0186451021700123" calcext:value-type="float">
            <text:p>-0.018645102170012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-6860.37700021067" calcext:value-type="float">
            <text:p>-6860.37700021067</text:p>
          </table:table-cell>
          <table:table-cell table:formula="of:=[.N10]-[.$N$3]" office:value-type="float" office:value="0.0139319795498523" calcext:value-type="float">
            <text:p>0.013931979549852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860.3846534593" calcext:value-type="float">
            <text:p>-6860.3846534593</text:p>
          </table:table-cell>
          <table:table-cell table:formula="of:=[.B11]-[.$B$17]" office:value-type="float" office:value="-0.0162683606204155" calcext:value-type="float">
            <text:p>-0.016268360620415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-6860.37400260679" calcext:value-type="float">
            <text:p>-6860.37400260679</text:p>
          </table:table-cell>
          <table:table-cell table:formula="of:=[.N11]-[.$N$3]" office:value-type="float" office:value="0.0169295834302829" calcext:value-type="float">
            <text:p>0.016929583430282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6860.38234223349" calcext:value-type="float">
            <text:p>-6860.38234223349</text:p>
          </table:table-cell>
          <table:table-cell table:formula="of:=[.B12]-[.$B$17]" office:value-type="float" office:value="-0.0139571348099707" calcext:value-type="float">
            <text:p>-0.013957134809970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-6860.36019047222" calcext:value-type="float">
            <text:p>-6860.36019047222</text:p>
          </table:table-cell>
          <table:table-cell table:formula="of:=[.N12]-[.$N$3]" office:value-type="float" office:value="0.0307417180001721" calcext:value-type="float">
            <text:p>0.030741718000172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860.38021911491" calcext:value-type="float">
            <text:p>-6860.38021911491</text:p>
          </table:table-cell>
          <table:table-cell table:formula="of:=[.B13]-[.$B$17]" office:value-type="float" office:value="-0.0118340162298409" calcext:value-type="float">
            <text:p>-0.011834016229840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-6860.31462918068" calcext:value-type="float">
            <text:p>-6860.31462918068</text:p>
          </table:table-cell>
          <table:table-cell table:formula="of:=[.N13]-[.$N$3]" office:value-type="float" office:value="0.0763030095404247" calcext:value-type="float">
            <text:p>0.076303009540424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6860.37834337846" calcext:value-type="float">
            <text:p>-6860.37834337846</text:p>
          </table:table-cell>
          <table:table-cell table:formula="of:=[.B14]-[.$B$17]" office:value-type="float" office:value="-0.00995827978022135" calcext:value-type="float">
            <text:p>-0.00995827978022135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-6860.21220879996" calcext:value-type="float">
            <text:p>-6860.21220879996</text:p>
          </table:table-cell>
          <table:table-cell table:formula="of:=[.N14]-[.$N$3]" office:value-type="float" office:value="0.178723390260529" calcext:value-type="float">
            <text:p>0.17872339026052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860.37672833642" calcext:value-type="float">
            <text:p>-6860.37672833642</text:p>
          </table:table-cell>
          <table:table-cell table:formula="of:=[.B15]-[.$B$17]" office:value-type="float" office:value="-0.00834323773960932" calcext:value-type="float">
            <text:p>-0.00834323773960932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-6860.37355929847" calcext:value-type="float">
            <text:p>-6860.37355929847</text:p>
          </table:table-cell>
          <table:table-cell table:formula="of:=[.N15]-[.$N$3]" office:value-type="float" office:value="0.0173728917498011" calcext:value-type="float">
            <text:p>0.017372891749801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6860.37536238413" calcext:value-type="float">
            <text:p>-6860.37536238413</text:p>
          </table:table-cell>
          <table:table-cell table:formula="of:=[.B16]-[.$B$17]" office:value-type="float" office:value="-0.00697728545037535" calcext:value-type="float">
            <text:p>-0.00697728545037535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-6860.37461143363" calcext:value-type="float">
            <text:p>-6860.37461143363</text:p>
          </table:table-cell>
          <table:table-cell table:formula="of:=[.N16]-[.$N$3]" office:value-type="float" office:value="0.0163207565901757" calcext:value-type="float">
            <text:p>0.0163207565901757</text:p>
          </table:table-cell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office:value-type="float" office:value="-6860.36838509868" calcext:value-type="float">
            <text:p>-6860.36838509868</text:p>
          </table:table-cell>
          <table:table-cell table:formula="of:=[.B17]-[.$B$17]" office:value-type="float" office:value="0" calcext:value-type="float">
            <text:p>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-6860.3579152529" calcext:value-type="float">
            <text:p>-6860.3579152529</text:p>
          </table:table-cell>
          <table:table-cell table:formula="of:=[.N17]-[.$N$3]" office:value-type="float" office:value="0.0330169373200988" calcext:value-type="float">
            <text:p>0.0330169373200988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6860.33665796612" calcext:value-type="float">
            <text:p>-6860.33665796612</text:p>
          </table:table-cell>
          <table:table-cell table:formula="of:=[.N18]-[.$N$3]" office:value-type="float" office:value="0.0542742241004817" calcext:value-type="float">
            <text:p>0.0542742241004817</text:p>
          </table:table-cell>
        </table:table-row>
        <table:table-row table:style-name="ro1">
          <table:table-cell office:value-type="string" calcext:value-type="string">
            <text:p>MIL100_OH_H2</text:p>
          </table:table-cell>
          <table:table-cell table:number-columns-repeated="11"/>
          <table:table-cell office:value-type="string" calcext:value-type="string">
            <text:p>MIL100_OH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  <table:table-cell table:number-columns-repeated="9"/>
          <table:table-cell office:value-type="string" calcext:value-type="string">
            <text:p>IDX A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ce3" office:value-type="float" office:value="-6934.170526161" calcext:value-type="float">
            <text:p>-6934.170526161</text:p>
          </table:table-cell>
          <table:table-cell table:formula="of:=[.B21]-[.$B$35]" office:value-type="float" office:value="0.00366312012920389" calcext:value-type="float">
            <text:p>0.00366312012920389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-6934.1796168546" calcext:value-type="float">
            <text:p>-6934.1796168546</text:p>
          </table:table-cell>
          <table:table-cell table:formula="of:=[.N21]-[.$N$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 office:value-type="float" office:value="-6934.17433007867" calcext:value-type="float">
            <text:p>-6934.17433007867</text:p>
          </table:table-cell>
          <table:table-cell table:formula="of:=[.B22]-[.$B$35]" office:value-type="float" office:value="-0.00014079754055274" calcext:value-type="float">
            <text:p>-0.0001407975405527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-6934.17585308692" calcext:value-type="float">
            <text:p>-6934.17585308692</text:p>
          </table:table-cell>
          <table:table-cell table:formula="of:=[.N22]-[.$N$21]" office:value-type="float" office:value="0.00376376767962938" calcext:value-type="float">
            <text:p>0.003763767679629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float" office:value="-6934.17637055834" calcext:value-type="float">
            <text:p>-6934.17637055834</text:p>
          </table:table-cell>
          <table:table-cell table:formula="of:=[.B23]-[.$B$35]" office:value-type="float" office:value="-0.00218127721018391" calcext:value-type="float">
            <text:p>-0.0021812772101839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-6934.16681509582" calcext:value-type="float">
            <text:p>-6934.16681509582</text:p>
          </table:table-cell>
          <table:table-cell table:formula="of:=[.N23]-[.$N$21]" office:value-type="float" office:value="0.0128017587794602" calcext:value-type="float">
            <text:p>0.012801758779460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934.1780273198" calcext:value-type="float">
            <text:p>-6934.1780273198</text:p>
          </table:table-cell>
          <table:table-cell table:formula="of:=[.B24]-[.$B$35]" office:value-type="float" office:value="-0.00383803867043753" calcext:value-type="float">
            <text:p>-0.0038380386704375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-6934.15114618765" calcext:value-type="float">
            <text:p>-6934.15114618765</text:p>
          </table:table-cell>
          <table:table-cell table:formula="of:=[.N24]-[.$N$21]" office:value-type="float" office:value="0.0284706669499428" calcext:value-type="float">
            <text:p>0.028470666949942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float" office:value="-6934.17889895999" calcext:value-type="float">
            <text:p>-6934.17889895999</text:p>
          </table:table-cell>
          <table:table-cell table:formula="of:=[.B25]-[.$B$35]" office:value-type="float" office:value="-0.00470967886030849" calcext:value-type="float">
            <text:p>-0.0047096788603084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6934.13616265867" calcext:value-type="float">
            <text:p>-6934.13616265867</text:p>
          </table:table-cell>
          <table:table-cell table:formula="of:=[.N25]-[.$N$21]" office:value-type="float" office:value="0.0434541959293711" calcext:value-type="float">
            <text:p>0.043454195929371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934.1796168546" calcext:value-type="float">
            <text:p>-6934.1796168546</text:p>
          </table:table-cell>
          <table:table-cell table:formula="of:=[.B26]-[.$B$35]" office:value-type="float" office:value="-0.00542757347011502" calcext:value-type="float">
            <text:p>-0.00542757347011502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-6934.0994296082" calcext:value-type="float">
            <text:p>-6934.0994296082</text:p>
          </table:table-cell>
          <table:table-cell table:formula="of:=[.N26]-[.$N$21]" office:value-type="float" office:value="0.0801872463998734" calcext:value-type="float">
            <text:p>0.080187246399873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934.17978005585" calcext:value-type="float">
            <text:p>-6934.17978005585</text:p>
          </table:table-cell>
          <table:table-cell table:formula="of:=[.B27]-[.$B$35]" office:value-type="float" office:value="-0.0055907747200763" calcext:value-type="float">
            <text:p>-0.005590774720076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-6934.16102606236" calcext:value-type="float">
            <text:p>-6934.16102606236</text:p>
          </table:table-cell>
          <table:table-cell table:formula="of:=[.N27]-[.$N$21]" office:value-type="float" office:value="0.0185907922395927" calcext:value-type="float">
            <text:p>0.0185907922395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34.17973563844" calcext:value-type="float">
            <text:p>-6934.17973563844</text:p>
          </table:table-cell>
          <table:table-cell table:formula="of:=[.B28]-[.$B$35]" office:value-type="float" office:value="-0.00554635731077724" calcext:value-type="float">
            <text:p>-0.0055463573107772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-6934.16983063752" calcext:value-type="float">
            <text:p>-6934.16983063752</text:p>
          </table:table-cell>
          <table:table-cell table:formula="of:=[.N28]-[.$N$21]" office:value-type="float" office:value="0.00978621707963612" calcext:value-type="float">
            <text:p>0.0097862170796361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934.17957723581" calcext:value-type="float">
            <text:p>-6934.17957723581</text:p>
          </table:table-cell>
          <table:table-cell table:formula="of:=[.B29]-[.$B$35]" office:value-type="float" office:value="-0.00538795468037279" calcext:value-type="float">
            <text:p>-0.00538795468037279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-6934.16612872023" calcext:value-type="float">
            <text:p>-6934.16612872023</text:p>
          </table:table-cell>
          <table:table-cell table:formula="of:=[.N29]-[.$N$21]" office:value-type="float" office:value="0.0134881343701636" calcext:value-type="float">
            <text:p>0.013488134370163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2" office:value-type="float" office:value="-6934.17959879584" calcext:value-type="float">
            <text:p>-6934.17959879584</text:p>
          </table:table-cell>
          <table:table-cell table:formula="of:=[.B30]-[.$B$35]" office:value-type="float" office:value="-0.00540951471066364" calcext:value-type="float">
            <text:p>-0.005409514710663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-6934.15980394019" calcext:value-type="float">
            <text:p>-6934.15980394019</text:p>
          </table:table-cell>
          <table:table-cell table:formula="of:=[.N30]-[.$N$21]" office:value-type="float" office:value="0.0198129144100676" calcext:value-type="float">
            <text:p>0.019812914410067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2" office:value-type="float" office:value="-6934.18007921293" calcext:value-type="float">
            <text:p>-6934.18007921293</text:p>
          </table:table-cell>
          <table:table-cell table:formula="of:=[.B31]-[.$B$35]" office:value-type="float" office:value="-0.00588993180008401" calcext:value-type="float">
            <text:p>-0.0058899318000840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-6934.13020392231" calcext:value-type="float">
            <text:p>-6934.13020392231</text:p>
          </table:table-cell>
          <table:table-cell table:formula="of:=[.N31]-[.$N$21]" office:value-type="float" office:value="0.0494129322896697" calcext:value-type="float">
            <text:p>0.049412932289669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2" office:value-type="float" office:value="-6934.18025963001" calcext:value-type="float">
            <text:p>-6934.18025963001</text:p>
          </table:table-cell>
          <table:table-cell table:formula="of:=[.B32]-[.$B$35]" office:value-type="float" office:value="-0.00607034888071212" calcext:value-type="float">
            <text:p>-0.00607034888071212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-6934.07091696451" calcext:value-type="float">
            <text:p>-6934.07091696451</text:p>
          </table:table-cell>
          <table:table-cell table:formula="of:=[.N32]-[.$N$21]" office:value-type="float" office:value="0.108699890090065" calcext:value-type="float">
            <text:p>0.10869989009006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" office:value-type="float" office:value="-6934.1800400471" calcext:value-type="float">
            <text:p>-6934.1800400471</text:p>
          </table:table-cell>
          <table:table-cell table:formula="of:=[.B33]-[.$B$35]" office:value-type="float" office:value="-0.00585076597053558" calcext:value-type="float">
            <text:p>-0.0058507659705355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-6934.15378716485" calcext:value-type="float">
            <text:p>-6934.15378716485</text:p>
          </table:table-cell>
          <table:table-cell table:formula="of:=[.N33]-[.$N$21]" office:value-type="float" office:value="0.0258296897500259" calcext:value-type="float">
            <text:p>0.025829689750025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2" office:value-type="float" office:value="-6934.17952046419" calcext:value-type="float">
            <text:p>-6934.17952046419</text:p>
          </table:table-cell>
          <table:table-cell table:formula="of:=[.B34]-[.$B$35]" office:value-type="float" office:value="-0.00533118306066172" calcext:value-type="float">
            <text:p>-0.00533118306066172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-6934.15714551111" calcext:value-type="float">
            <text:p>-6934.15714551111</text:p>
          </table:table-cell>
          <table:table-cell table:formula="of:=[.N34]-[.$N$21]" office:value-type="float" office:value="0.0224713434899968" calcext:value-type="float">
            <text:p>0.0224713434899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6934.17418928113" calcext:value-type="float">
            <text:p>-6934.17418928113</text:p>
          </table:table-cell>
          <table:table-cell table:formula="of:=[.B35]-[.$B$35]" office:value-type="float" office:value="0" calcext:value-type="float">
            <text:p>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-6934.15017949964" calcext:value-type="float">
            <text:p>-6934.15017949964</text:p>
          </table:table-cell>
          <table:table-cell table:formula="of:=[.N35]-[.$N$21]" office:value-type="float" office:value="0.0294373549595548" calcext:value-type="float">
            <text:p>0.0294373549595548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6934.13957980525" calcext:value-type="float">
            <text:p>-6934.13957980525</text:p>
          </table:table-cell>
          <table:table-cell table:formula="of:=[.N36]-[.$N$21]" office:value-type="float" office:value="0.0400370493498485" calcext:value-type="float">
            <text:p>0.0400370493498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7:28:37.954842773</meta:creation-date>
    <meta:generator>LibreOffice/7.4.7.2$Linux_X86_64 LibreOffice_project/40$Build-2</meta:generator>
    <dc:date>2026-03-03T17:37:14.580682642</dc:date>
    <meta:editing-duration>P2DT2H57M</meta:editing-duration>
    <meta:editing-cycles>37</meta:editing-cycles>
    <meta:document-statistic meta:table-count="1" meta:cell-count="20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MIL100 + H2 vs MIL 100 OH + H2</text:p>
        </chart:title>
        <chart:legend chart:legend-position="end" svg:x="12.222cm" svg:y="3.952cm" style:legend-expansion="high" chart:style-name="ch3"/>
        <chart:plot-area chart:style-name="ch4" table:cell-range-address="Sheet1.C3:Sheet1.C16 Sheet1.A3:Sheet1.A16 Sheet1.A1:Sheet1.A1 Sheet1.A19:Sheet1.A19 Sheet1.C21:Sheet1.C34" chart:data-source-has-labels="both" svg:x="1.331cm" svg:y="1.275cm" svg:width="10.571cm" svg:height="6.564cm">
          <chart:coordinate-region svg:x="2.535cm" svg:y="1.474cm" svg:width="9.127cm" svg:height="6.166cm"/>
          <chart:axis chart:dimension="x" chart:name="primary-x" chart:style-name="ch5" chartooo:axis-type="auto">
            <chart:title svg:x="5.95cm" svg:y="8.019cm" chart:style-name="ch6">
              <text:p>distance</text:p>
            </chart:title>
            <chart:categories table:cell-range-address="Sheet1.C3:Sheet1.C16"/>
          </chart:axis>
          <chart:axis chart:dimension="y" chart:name="primary-y" chart:style-name="ch7">
            <chart:title svg:x="0.451cm" svg:y="5.117cm" chart:style-name="ch8">
              <text:p>energy</text:p>
            </chart:title>
            <chart:grid chart:style-name="ch9" chart:class="major"/>
          </chart:axis>
          <chart:series chart:style-name="ch10" chart:values-cell-range-address="Sheet1.C3:Sheet1.C16" chart:label-cell-address="Sheet1.A1:Sheet1.A1" chart:class="chart:scatter">
            <chart:domain table:cell-range-address="Sheet1.A3:Sheet1.A16"/>
            <chart:data-point chart:repeated="14"/>
          </chart:series>
          <chart:series chart:style-name="ch11" chart:values-cell-range-address="Sheet1.C21:Sheet1.C34" chart:label-cell-address="Sheet1.A19:Sheet1.A19" chart:class="chart:scatter">
            <chart:domain table:cell-range-address="Sheet1.A21:Sheet1.A34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L100_H2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IL100_OH_H2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float" office:value="0.00583823277975171">
                <text:p>0.0058382327797517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3:Sheet1.A16</svg:desc>
                </draw:g>
              </table:table-cell>
              <table:table-cell office:value-type="float" office:value="0.00583823277975171">
                <text:p>0.0058382327797517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21:Sheet1.A34</svg:desc>
                </draw:g>
              </table:table-cell>
              <table:table-cell office:value-type="float" office:value="0.00366312012920389">
                <text:p>0.00366312012920389</text:p>
                <draw:g>
                  <svg:desc>Sheet1.C21:Sheet1.C34</svg:desc>
                </draw:g>
              </table:table-cell>
            </table:table-row>
            <table:table-row>
              <table:table-cell office:value-type="float" office:value="-0.00385921420001978">
                <text:p>-0.00385921420001978</text:p>
              </table:table-cell>
              <table:table-cell office:value-type="float" office:value="1.4">
                <text:p>1.4</text:p>
              </table:table-cell>
              <table:table-cell office:value-type="float" office:value="-0.00385921420001978">
                <text:p>-0.00385921420001978</text:p>
              </table:table-cell>
              <table:table-cell office:value-type="float" office:value="1.4">
                <text:p>1.4</text:p>
              </table:table-cell>
              <table:table-cell office:value-type="float" office:value="-0.00014079754055274">
                <text:p>-0.00014079754055274</text:p>
              </table:table-cell>
            </table:table-row>
            <table:table-row>
              <table:table-cell office:value-type="float" office:value="-0.015919522459626">
                <text:p>-0.015919522459626</text:p>
              </table:table-cell>
              <table:table-cell office:value-type="float" office:value="1.5">
                <text:p>1.5</text:p>
              </table:table-cell>
              <table:table-cell office:value-type="float" office:value="-0.015919522459626">
                <text:p>-0.015919522459626</text:p>
              </table:table-cell>
              <table:table-cell office:value-type="float" office:value="1.5">
                <text:p>1.5</text:p>
              </table:table-cell>
              <table:table-cell office:value-type="float" office:value="-0.00218127721018391">
                <text:p>-0.00218127721018391</text:p>
              </table:table-cell>
            </table:table-row>
            <table:table-row>
              <table:table-cell office:value-type="float" office:value="-0.0214304421397173">
                <text:p>-0.0214304421397173</text:p>
              </table:table-cell>
              <table:table-cell office:value-type="float" office:value="1.6">
                <text:p>1.6</text:p>
              </table:table-cell>
              <table:table-cell office:value-type="float" office:value="-0.0214304421397173">
                <text:p>-0.0214304421397173</text:p>
              </table:table-cell>
              <table:table-cell office:value-type="float" office:value="1.6">
                <text:p>1.6</text:p>
              </table:table-cell>
              <table:table-cell office:value-type="float" office:value="-0.00383803867043753">
                <text:p>-0.00383803867043753</text:p>
              </table:table-cell>
            </table:table-row>
            <table:table-row>
              <table:table-cell office:value-type="float" office:value="-0.0230781115797072">
                <text:p>-0.0230781115797072</text:p>
              </table:table-cell>
              <table:table-cell office:value-type="float" office:value="1.7">
                <text:p>1.7</text:p>
              </table:table-cell>
              <table:table-cell office:value-type="float" office:value="-0.0230781115797072">
                <text:p>-0.0230781115797072</text:p>
              </table:table-cell>
              <table:table-cell office:value-type="float" office:value="1.7">
                <text:p>1.7</text:p>
              </table:table-cell>
              <table:table-cell office:value-type="float" office:value="-0.00470967886030849">
                <text:p>-0.00470967886030849</text:p>
              </table:table-cell>
            </table:table-row>
            <table:table-row>
              <table:table-cell office:value-type="float" office:value="-0.0225470915402184">
                <text:p>-0.0225470915402184</text:p>
              </table:table-cell>
              <table:table-cell office:value-type="float" office:value="1.8">
                <text:p>1.8</text:p>
              </table:table-cell>
              <table:table-cell office:value-type="float" office:value="-0.0225470915402184">
                <text:p>-0.0225470915402184</text:p>
              </table:table-cell>
              <table:table-cell office:value-type="float" office:value="1.8">
                <text:p>1.8</text:p>
              </table:table-cell>
              <table:table-cell office:value-type="float" office:value="-0.00542757347011502">
                <text:p>-0.00542757347011502</text:p>
              </table:table-cell>
            </table:table-row>
            <table:table-row>
              <table:table-cell office:value-type="float" office:value="-0.0208629489397936">
                <text:p>-0.0208629489397936</text:p>
              </table:table-cell>
              <table:table-cell office:value-type="float" office:value="1.9">
                <text:p>1.9</text:p>
              </table:table-cell>
              <table:table-cell office:value-type="float" office:value="-0.0208629489397936">
                <text:p>-0.0208629489397936</text:p>
              </table:table-cell>
              <table:table-cell office:value-type="float" office:value="1.9">
                <text:p>1.9</text:p>
              </table:table-cell>
              <table:table-cell office:value-type="float" office:value="-0.0055907747200763">
                <text:p>-0.0055907747200763</text:p>
              </table:table-cell>
            </table:table-row>
            <table:table-row>
              <table:table-cell office:value-type="float" office:value="-0.0186451021700123">
                <text:p>-0.0186451021700123</text:p>
              </table:table-cell>
              <table:table-cell office:value-type="float" office:value="2">
                <text:p>2</text:p>
              </table:table-cell>
              <table:table-cell office:value-type="float" office:value="-0.0186451021700123">
                <text:p>-0.0186451021700123</text:p>
              </table:table-cell>
              <table:table-cell office:value-type="float" office:value="2">
                <text:p>2</text:p>
              </table:table-cell>
              <table:table-cell office:value-type="float" office:value="-0.00554635731077724">
                <text:p>-0.00554635731077724</text:p>
              </table:table-cell>
            </table:table-row>
            <table:table-row>
              <table:table-cell office:value-type="float" office:value="-0.0162683606204155">
                <text:p>-0.0162683606204155</text:p>
              </table:table-cell>
              <table:table-cell office:value-type="float" office:value="2.1">
                <text:p>2.1</text:p>
              </table:table-cell>
              <table:table-cell office:value-type="float" office:value="-0.0162683606204155">
                <text:p>-0.0162683606204155</text:p>
              </table:table-cell>
              <table:table-cell office:value-type="float" office:value="2.1">
                <text:p>2.1</text:p>
              </table:table-cell>
              <table:table-cell office:value-type="float" office:value="-0.00538795468037279">
                <text:p>-0.00538795468037279</text:p>
              </table:table-cell>
            </table:table-row>
            <table:table-row>
              <table:table-cell office:value-type="float" office:value="-0.0139571348099707">
                <text:p>-0.0139571348099707</text:p>
              </table:table-cell>
              <table:table-cell office:value-type="float" office:value="2.2">
                <text:p>2.2</text:p>
              </table:table-cell>
              <table:table-cell office:value-type="float" office:value="-0.0139571348099707">
                <text:p>-0.0139571348099707</text:p>
              </table:table-cell>
              <table:table-cell office:value-type="float" office:value="2.2">
                <text:p>2.2</text:p>
              </table:table-cell>
              <table:table-cell office:value-type="float" office:value="-0.00540951471066364">
                <text:p>-0.00540951471066364</text:p>
              </table:table-cell>
            </table:table-row>
            <table:table-row>
              <table:table-cell office:value-type="float" office:value="-0.0118340162298409">
                <text:p>-0.0118340162298409</text:p>
              </table:table-cell>
              <table:table-cell office:value-type="float" office:value="2.3">
                <text:p>2.3</text:p>
              </table:table-cell>
              <table:table-cell office:value-type="float" office:value="-0.0118340162298409">
                <text:p>-0.0118340162298409</text:p>
              </table:table-cell>
              <table:table-cell office:value-type="float" office:value="2.3">
                <text:p>2.3</text:p>
              </table:table-cell>
              <table:table-cell office:value-type="float" office:value="-0.00588993180008401">
                <text:p>-0.00588993180008401</text:p>
              </table:table-cell>
            </table:table-row>
            <table:table-row>
              <table:table-cell office:value-type="float" office:value="-0.00995827978022135">
                <text:p>-0.00995827978022135</text:p>
              </table:table-cell>
              <table:table-cell office:value-type="float" office:value="2.4">
                <text:p>2.4</text:p>
              </table:table-cell>
              <table:table-cell office:value-type="float" office:value="-0.00995827978022135">
                <text:p>-0.00995827978022135</text:p>
              </table:table-cell>
              <table:table-cell office:value-type="float" office:value="2.4">
                <text:p>2.4</text:p>
              </table:table-cell>
              <table:table-cell office:value-type="float" office:value="-0.00607034888071212">
                <text:p>-0.00607034888071212</text:p>
              </table:table-cell>
            </table:table-row>
            <table:table-row>
              <table:table-cell office:value-type="float" office:value="-0.00834323773960932">
                <text:p>-0.00834323773960932</text:p>
              </table:table-cell>
              <table:table-cell office:value-type="float" office:value="2.5">
                <text:p>2.5</text:p>
              </table:table-cell>
              <table:table-cell office:value-type="float" office:value="-0.00834323773960932">
                <text:p>-0.00834323773960932</text:p>
              </table:table-cell>
              <table:table-cell office:value-type="float" office:value="2.5">
                <text:p>2.5</text:p>
              </table:table-cell>
              <table:table-cell office:value-type="float" office:value="-0.00585076597053558">
                <text:p>-0.00585076597053558</text:p>
              </table:table-cell>
            </table:table-row>
            <table:table-row>
              <table:table-cell office:value-type="float" office:value="-0.00697728545037535">
                <text:p>-0.00697728545037535</text:p>
              </table:table-cell>
              <table:table-cell office:value-type="float" office:value="2.6">
                <text:p>2.6</text:p>
              </table:table-cell>
              <table:table-cell office:value-type="float" office:value="-0.00697728545037535">
                <text:p>-0.00697728545037535</text:p>
              </table:table-cell>
              <table:table-cell office:value-type="float" office:value="2.6">
                <text:p>2.6</text:p>
              </table:table-cell>
              <table:table-cell office:value-type="float" office:value="-0.00533118306066172">
                <text:p>-0.00533118306066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style-name="ch1">
        <chart:title svg:x="4.488cm" svg:y="0.315cm" chart:style-name="ch2">
          <text:p>MIL100 + H2 VS MIL100 OH + H2 </text:p>
        </chart:title>
        <chart:subtitle svg:x="7.028cm" svg:y="1.273cm" chart:style-name="ch3">
          <text:p>var angles</text:p>
        </chart:subtitle>
        <chart:legend chart:legend-position="end" svg:x="12.218cm" svg:y="3.947cm" style:legend-expansion="high" chart:style-name="ch4"/>
        <chart:plot-area chart:style-name="ch5" table:cell-range-address="Sheet1.M3:Sheet1.M19 Sheet1.M1:Sheet1.M1 Sheet1.O3:Sheet1.O18 Sheet1.O21:Sheet1.O37" chart:data-source-has-labels="row" svg:x="1.33cm" svg:y="2.135cm" svg:width="10.569cm" svg:height="5.696cm">
          <chart:coordinate-region svg:x="2.242cm" svg:y="2.334cm" svg:width="9.47cm" svg:height="4.85cm"/>
          <chart:axis chart:dimension="x" chart:name="primary-x" chart:style-name="ch6">
            <chart:title svg:x="5.895cm" svg:y="8.01cm" chart:style-name="ch7">
              <text:p>idx angle</text:p>
            </chart:title>
          </chart:axis>
          <chart:axis chart:dimension="y" chart:name="primary-y" chart:style-name="ch6">
            <chart:title svg:x="0.451cm" svg:y="5.543cm" chart:style-name="ch8">
              <text:p>energy</text:p>
            </chart:title>
            <chart:grid chart:style-name="ch9" chart:class="major"/>
          </chart:axis>
          <chart:series chart:style-name="ch10" chart:values-cell-range-address="Sheet1.O3:Sheet1.O18" chart:label-cell-address="Sheet1.M1:Sheet1.M1" chart:class="chart:scatter">
            <chart:domain table:cell-range-address="Sheet1.M3:Sheet1.M18"/>
            <chart:data-point chart:repeated="16"/>
          </chart:series>
          <chart:series chart:style-name="ch11" chart:values-cell-range-address="Sheet1.O21:Sheet1.O37" chart:label-cell-address="Sheet1.M19:Sheet1.M19" chart:class="chart:scatter">
            <chart:domain table:cell-range-address="Sheet1.M21:Sheet1.M37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MIL100_H2</text:p>
                <draw:g>
                  <svg:desc>Sheet1.M1:Sheet1.M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MIL100_OH_H2</text:p>
                <draw:g>
                  <svg:desc>Sheet1.M19:Sheet1.M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3:Sheet1.M18</svg:desc>
                </draw:g>
              </table:table-cell>
              <table:table-cell office:value-type="float" office:value="0">
                <text:p>0</text:p>
                <draw:g>
                  <svg:desc>Sheet1.O3:Sheet1.O18</svg:desc>
                </draw:g>
              </table:table-cell>
              <table:table-cell office:value-type="float" office:value="0">
                <text:p>0</text:p>
                <draw:g>
                  <svg:desc>Sheet1.M21:Sheet1.M37</svg:desc>
                </draw:g>
              </table:table-cell>
              <table:table-cell office:value-type="float" office:value="0">
                <text:p>0</text:p>
                <draw:g>
                  <svg:desc>Sheet1.O21:Sheet1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437125266034855">
                <text:p>0.00437125266034855</text:p>
              </table:table-cell>
              <table:table-cell office:value-type="float" office:value="1">
                <text:p>1</text:p>
              </table:table-cell>
              <table:table-cell office:value-type="float" office:value="0.00376376767962938">
                <text:p>0.00376376767962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798466811033">
                <text:p>0.01798466811033</text:p>
              </table:table-cell>
              <table:table-cell office:value-type="float" office:value="2">
                <text:p>2</text:p>
              </table:table-cell>
              <table:table-cell office:value-type="float" office:value="0.0128017587794602">
                <text:p>0.0128017587794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30315999601589">
                <text:p>0.0430315999601589</text:p>
              </table:table-cell>
              <table:table-cell office:value-type="float" office:value="3">
                <text:p>3</text:p>
              </table:table-cell>
              <table:table-cell office:value-type="float" office:value="0.0284706669499428">
                <text:p>0.0284706669499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44832603397663">
                <text:p>0.0844832603397663</text:p>
              </table:table-cell>
              <table:table-cell office:value-type="float" office:value="4">
                <text:p>4</text:p>
              </table:table-cell>
              <table:table-cell office:value-type="float" office:value="0.0434541959293711">
                <text:p>0.0434541959293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3565217280411">
                <text:p>0.143565217280411</text:p>
              </table:table-cell>
              <table:table-cell office:value-type="float" office:value="5">
                <text:p>5</text:p>
              </table:table-cell>
              <table:table-cell office:value-type="float" office:value="0.0801872463998734">
                <text:p>0.0801872463998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40662770500057">
                <text:p>0.0140662770500057</text:p>
              </table:table-cell>
              <table:table-cell office:value-type="float" office:value="6">
                <text:p>6</text:p>
              </table:table-cell>
              <table:table-cell office:value-type="float" office:value="0.0185907922395927">
                <text:p>0.0185907922395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39319795498523">
                <text:p>0.0139319795498523</text:p>
              </table:table-cell>
              <table:table-cell office:value-type="float" office:value="7">
                <text:p>7</text:p>
              </table:table-cell>
              <table:table-cell office:value-type="float" office:value="0.00978621707963612">
                <text:p>0.00978621707963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69295834302829">
                <text:p>0.0169295834302829</text:p>
              </table:table-cell>
              <table:table-cell office:value-type="float" office:value="8">
                <text:p>8</text:p>
              </table:table-cell>
              <table:table-cell office:value-type="float" office:value="0.0134881343701636">
                <text:p>0.0134881343701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07417180001721">
                <text:p>0.0307417180001721</text:p>
              </table:table-cell>
              <table:table-cell office:value-type="float" office:value="9">
                <text:p>9</text:p>
              </table:table-cell>
              <table:table-cell office:value-type="float" office:value="0.0198129144100676">
                <text:p>0.0198129144100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763030095404247">
                <text:p>0.0763030095404247</text:p>
              </table:table-cell>
              <table:table-cell office:value-type="float" office:value="10">
                <text:p>10</text:p>
              </table:table-cell>
              <table:table-cell office:value-type="float" office:value="0.0494129322896697">
                <text:p>0.0494129322896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78723390260529">
                <text:p>0.178723390260529</text:p>
              </table:table-cell>
              <table:table-cell office:value-type="float" office:value="11">
                <text:p>11</text:p>
              </table:table-cell>
              <table:table-cell office:value-type="float" office:value="0.108699890090065">
                <text:p>0.108699890090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73728917498011">
                <text:p>0.0173728917498011</text:p>
              </table:table-cell>
              <table:table-cell office:value-type="float" office:value="12">
                <text:p>12</text:p>
              </table:table-cell>
              <table:table-cell office:value-type="float" office:value="0.0258296897500259">
                <text:p>0.025829689750025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163207565901757">
                <text:p>0.0163207565901757</text:p>
              </table:table-cell>
              <table:table-cell office:value-type="float" office:value="13">
                <text:p>13</text:p>
              </table:table-cell>
              <table:table-cell office:value-type="float" office:value="0.0224713434899968">
                <text:p>0.022471343489996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330169373200988">
                <text:p>0.0330169373200988</text:p>
              </table:table-cell>
              <table:table-cell office:value-type="float" office:value="14">
                <text:p>14</text:p>
              </table:table-cell>
              <table:table-cell office:value-type="float" office:value="0.0294373549595548">
                <text:p>0.029437354959554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542742241004817">
                <text:p>0.0542742241004817</text:p>
              </table:table-cell>
              <table:table-cell office:value-type="float" office:value="15">
                <text:p>15</text:p>
              </table:table-cell>
              <table:table-cell office:value-type="float" office:value="0.0400370493498485">
                <text:p>0.0400370493498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